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2"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Helvetica" fo:font-size="9.75pt" fo:letter-spacing="normal" fo:font-style="normal" fo:font-weight="normal"/>
    </style:style>
    <style:style style:name="P3" style:family="paragraph" style:parent-style-name="Text_20_body" style:list-style-name="L1">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Helvetica" fo:font-size="9.75pt" fo:letter-spacing="normal" fo:font-style="normal" fo:font-weight="normal"/>
    </style:style>
    <style:style style:name="P4" style:family="paragraph" style:parent-style-name="Text_20_body" style:list-style-name="L2">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Helvetica" fo:font-size="9.75pt" fo:letter-spacing="normal" fo:font-style="normal" fo:font-weight="normal"/>
    </style:style>
    <style:style style:name="P5" style:family="paragraph" style:parent-style-name="Text_20_body" style:list-style-name="L1">
      <style:paragraph-properties fo:margin-top="0cm" fo:margin-bottom="0cm" fo:text-align="start" style:justify-single-word="false" fo:orphans="2" fo:widows="2" fo:padding="0cm" fo:border="none"/>
      <style:text-properties fo:font-variant="normal" fo:text-transform="none" fo:color="#000000" style:font-name="Helvetica" fo:font-size="9.75pt" fo:letter-spacing="normal" fo:font-style="normal" fo:font-weight="normal"/>
    </style:style>
    <style:style style:name="P6" style:family="paragraph" style:parent-style-name="Text_20_body" style:list-style-name="L2">
      <style:paragraph-properties fo:margin-top="0cm" fo:margin-bottom="0cm" fo:text-align="start" style:justify-single-word="false" fo:orphans="2" fo:widows="2" fo:padding="0cm" fo:border="none"/>
      <style:text-properties fo:font-variant="normal" fo:text-transform="none" fo:color="#000000" style:font-name="Helvetica" fo:font-size="9.75pt" fo:letter-spacing="normal" fo:font-style="normal" fo:font-weight="normal"/>
    </style:style>
    <style:style style:name="P7" style:family="paragraph" style:parent-style-name="Text_20_body" style:list-style-name="L1">
      <style:paragraph-properties fo:margin-top="0cm" fo:margin-bottom="0cm" fo:text-align="start" style:justify-single-word="false" fo:orphans="2" fo:widows="2" fo:padding="0cm" fo:border="none"/>
    </style:style>
    <style:style style:name="T1" style:family="text">
      <style:text-properties fo:font-variant="normal" fo:text-transform="none" fo:color="#000000" style:font-name="Helvetica" fo:font-size="9.75pt" fo:letter-spacing="normal" fo:font-style="normal" style:text-underline-style="solid" style:text-underline-width="auto" style:text-underline-color="font-color" fo:font-weight="normal"/>
    </style:style>
    <style:style style:name="T2" style:family="text">
      <style:text-properties fo:font-variant="normal" fo:text-transform="none" fo:color="#000000" style:font-name="Helvetica" fo:font-size="9.75pt" fo:letter-spacing="normal"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Name:</text:span></text:span><text:span text:style-name="T2"> Strategie</text:span></text:p>
      <text:p text:style-name="P1"/>
      <text:p text:style-name="P1"><text:span text:style-name="Strong_20_Emphasis"><text:span text:style-name="T1">Ziel:</text:span></text:span><text:span text:style-name="T2"> Familien von Algorithmen definieren, kapseln und austauschbar machen. Strategie soll den Austausch des Algorithmus unabhängig von der Nutzung ermöglichen</text:span></text:p>
      <text:p text:style-name="P1"/>
      <text:p text:style-name="P1"><text:span text:style-name="Strong_20_Emphasis"><text:span text:style-name="T1">Motivation:</text:span></text:span><text:span text:style-name="T2"> Es gibt viele Algorithmen zur Darstellung von Objekten. Alle einzeln in den Objekten hart zu verdrahten bläht die Klassen dieser Objekte auf und belastet sie mit Algorithmen, die eigentlich zu einem anderen Thema gehören, der Repräsentation</text:span></text:p>
      <text:p text:style-name="P1"/>
      <text:p text:style-name="P1"><text:span text:style-name="Strong_20_Emphasis"><text:span text:style-name="T1">Anwendbarkeit:</text:span></text:span><text:span text:style-name="T2"> Verwenden Sie das Strategiemuster, falls</text:span></text:p>
      <text:p text:style-name="P1"/>
      <text:list xml:id="list2580028040740631862" text:style-name="L1">
        <text:list-item>
          <text:p text:style-name="P3">sich viele zusammengehörige Klassen nur in ihrem Verhalten bezülgl. Eines Aspektes unterscheiden</text:p>
        </text:list-item>
        <text:list-item>
          <text:p text:style-name="P5">man Varianten des Verhaltens benötigt</text:p>
        </text:list-item>
        <text:list-item>
          <text:p text:style-name="P5">die Strategie so komplex sind, dass sie die Nutzerklassen mit fremden Datenstrukturen belasten würden.</text:p>
        </text:list-item>
        <text:list-item>
          <text:p text:style-name="P5">Viele Fallunterscheidungen auf verschiedene Strategien deuten</text:p>
        </text:list-item>
        <text:list-item>
          <text:p text:style-name="P7"/>
        </text:list-item>
      </text:list>
      <text:p text:style-name="P1"/>
      <text:p text:style-name="P1"><text:span text:style-name="Strong_20_Emphasis"><text:span text:style-name="T1">Struktur:</text:span></text:span></text:p>
      <text:p text:style-name="P2">@startuml</text:p>
      <text:p text:style-name="P2">title Multiton Pattern</text:p>
      <text:p text:style-name="P2">skinparam classAttributeIconSize 0</text:p>
      <text:p text:style-name="P2">Interface Context{</text:p>
      <text:p text:style-name="P2">ContextInterface()</text:p>
      <text:p text:style-name="P2">}</text:p>
      <text:p text:style-name="P2">Interface Strategy{</text:p>
      <text:p text:style-name="P2">AlgorithmInterface()</text:p>
      <text:p text:style-name="P2">}</text:p>
      <text:p text:style-name="P2">Class ConcreteStrategyA{</text:p>
      <text:p text:style-name="P2">AlgorithmInterface()</text:p>
      <text:p text:style-name="P2">}</text:p>
      <text:p text:style-name="P2">Class ConcreteStrategyB{</text:p>
      <text:p text:style-name="P2">AlgorithmInterface()</text:p>
      <text:p text:style-name="P2">}</text:p>
      <text:p text:style-name="P1"/>
      <text:p text:style-name="P2">Context o-&gt; Strategy : strategy</text:p>
      <text:p text:style-name="P2">ConcreteStrategyA --^ Strategy</text:p>
      <text:p text:style-name="P2">ConcreteStrategyB --^ Strategy</text:p>
      <text:p text:style-name="P2">@enduml</text:p>
      <text:p text:style-name="P1"/>
      <text:p text:style-name="P1"><text:span text:style-name="Strong_20_Emphasis"><text:span text:style-name="T1">Teilnehmer:</text:span></text:span><text:span text:style-name="T2"> Strategie: Interface</text:span></text:p>
      <text:p text:style-name="P2">ConcreteStrateie: implementiert den Algorithmus</text:p>
      <text:p text:style-name="P2">Context: Nutzer der Strategie, hat eine Referenz auf ein Strategieobjekt</text:p>
      <text:p text:style-name="P1"/>
      <text:p text:style-name="P1"><text:span text:style-name="Strong_20_Emphasis"><text:span text:style-name="T1">Interaktionen:</text:span></text:span><text:span text:style-name="T2"> Context leitet Aufgaben, die in den Kompetenzbereich der Strategie fallen, an das Strategieobjekt weiter. Dieses implementiert den Algorithmus zusammen mit Context</text:span></text:p>
      <text:p text:style-name="P1"/>
      <text:p text:style-name="P1"><text:span text:style-name="Strong_20_Emphasis"><text:span text:style-name="T1">Konsequenzen:</text:span></text:span><text:span text:style-name="T2"> </text:span></text:p>
      <text:list xml:id="list1614209644000264720" text:style-name="L2">
        <text:list-item>
          <text:p text:style-name="P4">Das Pattern erlaubt die systematische Implementierung einer Familie von Algorithmen in einer Klassenhierarchie.</text:p>
        </text:list-item>
        <text:list-item>
          <text:p text:style-name="P6">Delegation statt Vererbung: Strategie ist eine Alternative zu Unterklassenbildung, wenn man das Verhalten variieren will.</text:p>
        </text:list-item>
        <text:list-item>
          <text:p text:style-name="P6">Mit Strategien kann man Fallunterscheidungen in der Verhaltensprogrammierung eliminieren.</text:p>
        </text:list-item>
        <text:list-item>
          <text:p text:style-name="P6">Strategien bieten den Vorteil flexiblen Umschaltens zwischen unterschiedlichen Verhalten.</text:p>
        </text:list-item>
        <text:list-item>
          <text:p text:style-name="P6">Erhöte Anzahl von Objekten</text:p>
        </text:list-item>
        <text:list-item>
          <text:p text:style-name="P6">zusätzliche Methodenaufrufe</text:p>
        </text:list-item>
      </text:list>
      <text:p text:style-name="P1"><text:span text:style-name="Strong_20_Emphasis"><text:span text:style-name="T1">Beispielcode:</text:span></text:span></text:p>
      <text:p text:style-name="P1"/>
      <text:p text:style-name="P2">Siehe Aufgabe weiter unten.</text:p>
      <text:p text:style-name="P1"/>
      <text:p text:style-name="P1"><text:span text:style-name="Strong_20_Emphasis"><text:span text:style-name="T1">Bekannte Anwendungen:</text:span></text:span><text:span text:style-name="T2"> LaText (verschiedene Strategien zum Zeilenumbruch)</text:span></text:p>
      <text:p text:style-name="P2">ET++ und InterViews</text:p>
      <text:p text:style-name="P1"><text:soft-page-break/></text:p>
      <text:p text:style-name="P1"><text:span text:style-name="Strong_20_Emphasis"><text:span text:style-name="T1">Verwandte Muster:</text:span></text:span><text:span text:style-name="T2"> Template</text:span></text:p>
      <text:p text:style-name="P2">State</text:p>
      <text:p text:style-name="P2">Flyweigh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3S</meta:editing-duration>
    <meta:editing-cycles>3</meta:editing-cycles>
    <meta:generator>OpenOffice/4.1.3$Win32 OpenOffice.org_project/413m1$Build-9783</meta:generator>
    <dc:date>2018-01-14T15:48:31.79</dc:date>
    <meta:document-statistic meta:table-count="0" meta:image-count="0" meta:object-count="0" meta:page-count="2" meta:paragraph-count="46" meta:word-count="262" meta:character-count="2109"/>
    <meta:user-defined meta:name="Info 1"/>
    <meta:user-defined meta:name="Info 2"/>
    <meta:user-defined meta:name="Info 3"/>
    <meta:user-defined meta:name="Info 4"/>
  </office:meta>
</office:document-meta>
</file>